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1.1335in"/>
    </style:style>
    <style:style style:name="co3" style:family="table-column">
      <style:table-column-properties fo:break-before="auto" style:column-width="0.8445in"/>
    </style:style>
    <style:style style:name="co4" style:family="table-column">
      <style:table-column-properties fo:break-before="auto" style:column-width="0.6102in"/>
    </style:style>
    <style:style style:name="co5" style:family="table-column">
      <style:table-column-properties fo:break-before="auto" style:column-width="0.739in"/>
    </style:style>
    <style:style style:name="co6" style:family="table-column">
      <style:table-column-properties fo:break-before="auto" style:column-width="1.0992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3571in"/>
    </style:style>
    <style:style style:name="co9" style:family="table-column">
      <style:table-column-properties fo:break-before="auto" style:column-width="0.8244in"/>
    </style:style>
    <style:style style:name="co10" style:family="table-column">
      <style:table-column-properties fo:break-before="auto" style:column-width="1.3827in"/>
    </style:style>
    <style:style style:name="co11" style:family="table-column">
      <style:table-column-properties fo:break-before="auto" style:column-width="1.4398in"/>
    </style:style>
    <style:style style:name="co12" style:family="table-column">
      <style:table-column-properties fo:break-before="auto" style:column-width="1.325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4626in"/>
    </style:style>
    <style:style style:name="co15" style:family="table-column">
      <style:table-column-properties fo:break-before="auto" style:column-width="1.222in"/>
    </style:style>
    <style:style style:name="co16" style:family="table-column">
      <style:table-column-properties fo:break-before="auto" style:column-width="1.4984in"/>
    </style:style>
    <style:style style:name="co17" style:family="table-column">
      <style:table-column-properties fo:break-before="auto" style:column-width="2.1028in"/>
    </style:style>
    <style:style style:name="co18" style:family="table-column">
      <style:table-column-properties fo:break-before="auto" style:column-width="1.8634in"/>
    </style:style>
    <style:style style:name="co19" style:family="table-column">
      <style:table-column-properties fo:break-before="auto" style:column-width="1.6681in"/>
    </style:style>
    <style:style style:name="co20" style:family="table-column">
      <style:table-column-properties fo:break-before="auto" style:column-width="2.0228in"/>
    </style:style>
    <style:style style:name="co21" style:family="table-column">
      <style:table-column-properties fo:break-before="auto" style:column-width="1.9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7" style:family="table-cell" style:parent-style-name="Default" style:data-style-name="N4"/>
    <style:style style:name="ce8" style:family="table-cell" style:parent-style-name="Default" style:data-style-name="N122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1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2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5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27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28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3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2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33" style:family="table-cell" style:parent-style-name="Pivot_20_Table_20_Value" style:data-style-name="N4"/>
    <style:style style:name="ce34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14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5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16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4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4" style:family="table-cell" style:parent-style-name="Pivot_20_Table_20_Value" style:data-style-name="N0"/>
    <style:style style:name="ce45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46" style:family="table-cell" style:parent-style-name="Default" style:data-style-name="N11"/>
    <style:style style:name="ce4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5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53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out-q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hunk Size (KB)</text:p>
          </table:table-cell>
          <table:table-cell office:value-type="string" calcext:value-type="string">
            <text:p>Chunk Siz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tart Timestamp</text:p>
          </table:table-cell>
          <table:table-cell office:value-type="string" calcext:value-type="string">
            <text:p>End Timestamp</text:p>
          </table:table-cell>
          <table:table-cell office:value-type="string" calcext:value-type="string">
            <text:p># of Lambda request</text:p>
          </table:table-cell>
          <table:table-cell office:value-type="string" calcext:value-type="string">
            <text:p># of request</text:p>
          </table:table-cell>
          <table:table-cell office:value-type="string" calcext:value-type="string">
            <text:p># of invoked lambda</text:p>
          </table:table-cell>
          <table:table-cell office:value-type="string" calcext:value-type="string">
            <text:p>data transferred (MB)</text:p>
          </table:table-cell>
          <table:table-cell office:value-type="string" calcext:value-type="string">
            <text:p>billed duration (ms)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vg lambda time (ms)</text:p>
          </table:table-cell>
          <table:table-cell office:value-type="string" calcext:value-type="string">
            <text:p>avg memory</text:p>
          </table:table-cell>
          <table:table-cell office:value-type="string" calcext:value-type="string">
            <text:p>avg memory (MB)</text:p>
          </table:table-cell>
        </table:table-row>
        <table:table-row table:style-name="ro1">
          <table:table-cell office:value-type="string" calcext:value-type="string">
            <text:p>Tue Aug <text:s/>9 20:23:49 2022</text:p>
          </table:table-cell>
          <table:table-cell office:value-type="float" office:value="256" calcext:value-type="float">
            <text:p>256</text:p>
          </table:table-cell>
          <table:table-cell table:formula="of:=[.B2]/1024" office:value-type="float" office:value="0.25" calcext:value-type="float">
            <text:p>0.25</text:p>
          </table:table-cell>
          <table:table-cell office:value-type="string" calcext:value-type="string">
            <text:p>Lambda</text:p>
          </table:table-cell>
          <table:table-cell office:value-type="float" office:value="36.8382" calcext:value-type="float">
            <text:p>36.84</text:p>
          </table:table-cell>
          <table:table-cell office:value-type="float" office:value="1660091029193" calcext:value-type="float">
            <text:p>1660091029193</text:p>
          </table:table-cell>
          <table:table-cell office:value-type="float" office:value="1660091082736" calcext:value-type="float">
            <text:p>1660091082736</text:p>
          </table:table-cell>
          <table:table-cell office:value-type="float" office:value="484" calcext:value-type="float">
            <text:p>484</text:p>
          </table:table-cell>
          <table:table-cell office:value-type="float" office:value="14884" calcext:value-type="float">
            <text:p>14884</text:p>
          </table:table-cell>
          <table:table-cell office:value-type="float" office:value="484" calcext:value-type="float">
            <text:p>484</text:p>
          </table:table-cell>
          <table:table-cell office:value-type="float" office:value="3622.77" calcext:value-type="float">
            <text:p>3622.77</text:p>
          </table:table-cell>
          <table:table-cell office:value-type="float" office:value="130277" calcext:value-type="float">
            <text:p>130277</text:p>
          </table:table-cell>
          <table:table-cell table:formula="of:=[.L2]*512/1024*0.0000167/1000+[.J2]*0.2/1000000+[.I2]*0.4/1000000+[.K2]/1024*0.05" office:value-type="float" office:value="0.18403127935625" calcext:value-type="float">
            <text:p>0.1840</text:p>
          </table:table-cell>
          <table:table-cell table:formula="of:=[.L2]/[.J2]" office:value-type="float" office:value="269.167355371901" calcext:value-type="float">
            <text:p>269.167355371901</text:p>
          </table:table-cell>
          <table:table-cell table:style-name="ce9" office:value-type="float" office:value="91146694" calcext:value-type="float">
            <text:p>91146694</text:p>
          </table:table-cell>
          <table:table-cell table:formula="of:=[.O2]/1024/1024" office:value-type="float" office:value="86.9242610931397" calcext:value-type="float">
            <text:p>86.9242610931397</text:p>
          </table:table-cell>
        </table:table-row>
        <table:table-row table:style-name="ro1">
          <table:table-cell office:value-type="string" calcext:value-type="string">
            <text:p>Tue Aug <text:s/>9 20:24:53 2022</text:p>
          </table:table-cell>
          <table:table-cell office:value-type="float" office:value="256" calcext:value-type="float">
            <text:p>256</text:p>
          </table:table-cell>
          <table:table-cell table:formula="of:=[.B3]/1024" office:value-type="float" office:value="0.25" calcext:value-type="float">
            <text:p>0.25</text:p>
          </table:table-cell>
          <table:table-cell office:value-type="string" calcext:value-type="string">
            <text:p>Lambda</text:p>
          </table:table-cell>
          <table:table-cell office:value-type="float" office:value="36.9325" calcext:value-type="float">
            <text:p>36.93</text:p>
          </table:table-cell>
          <table:table-cell office:value-type="float" office:value="1660091093493" calcext:value-type="float">
            <text:p>1660091093493</text:p>
          </table:table-cell>
          <table:table-cell office:value-type="float" office:value="1660091149769" calcext:value-type="float">
            <text:p>1660091149769</text:p>
          </table:table-cell>
          <table:table-cell office:value-type="float" office:value="484" calcext:value-type="float">
            <text:p>484</text:p>
          </table:table-cell>
          <table:table-cell office:value-type="float" office:value="14884" calcext:value-type="float">
            <text:p>14884</text:p>
          </table:table-cell>
          <table:table-cell office:value-type="float" office:value="484" calcext:value-type="float">
            <text:p>484</text:p>
          </table:table-cell>
          <table:table-cell office:value-type="float" office:value="3622.77" calcext:value-type="float">
            <text:p>3622.77</text:p>
          </table:table-cell>
          <table:table-cell office:value-type="float" office:value="99238" calcext:value-type="float">
            <text:p>99238</text:p>
          </table:table-cell>
          <table:table-cell table:formula="of:=[.L3]*512/1024*0.0000167/1000+[.J3]*0.2/1000000+[.I3]*0.4/1000000+[.K3]/1024*0.05" office:value-type="float" office:value="0.18377210370625" calcext:value-type="float">
            <text:p>0.1838</text:p>
          </table:table-cell>
          <table:table-cell table:formula="of:=[.L3]/[.J3]" office:value-type="float" office:value="205.037190082645" calcext:value-type="float">
            <text:p>205.037190082645</text:p>
          </table:table-cell>
          <table:table-cell table:style-name="ce9" office:value-type="float" office:value="96082644" calcext:value-type="float">
            <text:p>96082644</text:p>
          </table:table-cell>
          <table:table-cell table:formula="of:=[.O3]/1024/1024" office:value-type="float" office:value="91.6315498352051" calcext:value-type="float">
            <text:p>91.6315498352051</text:p>
          </table:table-cell>
        </table:table-row>
        <table:table-row table:style-name="ro1">
          <table:table-cell office:value-type="string" calcext:value-type="string">
            <text:p>Tue Aug <text:s/>9 20:25:56 2022</text:p>
          </table:table-cell>
          <table:table-cell office:value-type="float" office:value="4096" calcext:value-type="float">
            <text:p>4096</text:p>
          </table:table-cell>
          <table:table-cell table:formula="of:=[.B4]/1024" office:value-type="float" office:value="4" calcext:value-type="float">
            <text:p>4</text:p>
          </table:table-cell>
          <table:table-cell office:value-type="string" calcext:value-type="string">
            <text:p>Lambda</text:p>
          </table:table-cell>
          <table:table-cell office:value-type="float" office:value="35.662" calcext:value-type="float">
            <text:p>35.66</text:p>
          </table:table-cell>
          <table:table-cell office:value-type="float" office:value="1660091156885" calcext:value-type="float">
            <text:p>1660091156885</text:p>
          </table:table-cell>
          <table:table-cell office:value-type="float" office:value="1660091208659" calcext:value-type="float">
            <text:p>1660091208659</text:p>
          </table:table-cell>
          <table:table-cell office:value-type="float" office:value="124" calcext:value-type="float">
            <text:p>124</text:p>
          </table:table-cell>
          <table:table-cell office:value-type="float" office:value="1024" calcext:value-type="float">
            <text:p>1024</text:p>
          </table:table-cell>
          <table:table-cell office:value-type="float" office:value="124" calcext:value-type="float">
            <text:p>124</text:p>
          </table:table-cell>
          <table:table-cell office:value-type="float" office:value="3622.77" calcext:value-type="float">
            <text:p>3622.77</text:p>
          </table:table-cell>
          <table:table-cell office:value-type="float" office:value="49911" calcext:value-type="float">
            <text:p>49911</text:p>
          </table:table-cell>
          <table:table-cell table:formula="of:=[.L4]*512/1024*0.0000167/1000+[.J4]*0.2/1000000+[.I4]*0.4/1000000+[.K4]/1024*0.05" office:value-type="float" office:value="0.17774422325625" calcext:value-type="float">
            <text:p>0.1777</text:p>
          </table:table-cell>
          <table:table-cell table:formula="of:=[.L4]/[.J4]" office:value-type="float" office:value="402.508064516129" calcext:value-type="float">
            <text:p>402.508064516129</text:p>
          </table:table-cell>
          <table:table-cell table:style-name="ce9" office:value-type="float" office:value="90677419" calcext:value-type="float">
            <text:p>90677419</text:p>
          </table:table-cell>
          <table:table-cell table:formula="of:=[.O4]/1024/1024" office:value-type="float" office:value="86.4767255783081" calcext:value-type="float">
            <text:p>86.4767255783081</text:p>
          </table:table-cell>
        </table:table-row>
        <table:table-row table:style-name="ro1">
          <table:table-cell office:value-type="string" calcext:value-type="string">
            <text:p>Tue Aug <text:s/>9 20:27:00 2022</text:p>
          </table:table-cell>
          <table:table-cell office:value-type="float" office:value="1024" calcext:value-type="float">
            <text:p>1024</text:p>
          </table:table-cell>
          <table:table-cell table:formula="of:=[.B5]/1024" office:value-type="float" office:value="1" calcext:value-type="float">
            <text:p>1</text:p>
          </table:table-cell>
          <table:table-cell office:value-type="string" calcext:value-type="string">
            <text:p>Lambda</text:p>
          </table:table-cell>
          <table:table-cell office:value-type="float" office:value="40.4882" calcext:value-type="float">
            <text:p>40.49</text:p>
          </table:table-cell>
          <table:table-cell office:value-type="float" office:value="1660091220835" calcext:value-type="float">
            <text:p>1660091220835</text:p>
          </table:table-cell>
          <table:table-cell office:value-type="float" office:value="1660091281627" calcext:value-type="float">
            <text:p>1660091281627</text:p>
          </table:table-cell>
          <table:table-cell office:value-type="float" office:value="244" calcext:value-type="float">
            <text:p>244</text:p>
          </table:table-cell>
          <table:table-cell office:value-type="float" office:value="3844" calcext:value-type="float">
            <text:p>3844</text:p>
          </table:table-cell>
          <table:table-cell office:value-type="float" office:value="244" calcext:value-type="float">
            <text:p>244</text:p>
          </table:table-cell>
          <table:table-cell office:value-type="float" office:value="3622.77" calcext:value-type="float">
            <text:p>3622.77</text:p>
          </table:table-cell>
          <table:table-cell office:value-type="float" office:value="58567" calcext:value-type="float">
            <text:p>58567</text:p>
          </table:table-cell>
          <table:table-cell table:formula="of:=[.L5]*512/1024*0.0000167/1000+[.J5]*0.2/1000000+[.I5]*0.4/1000000+[.K5]/1024*0.05" office:value-type="float" office:value="0.17896850085625" calcext:value-type="float">
            <text:p>0.1790</text:p>
          </table:table-cell>
          <table:table-cell table:formula="of:=[.L5]/[.J5]" office:value-type="float" office:value="240.02868852459" calcext:value-type="float">
            <text:p>240.02868852459</text:p>
          </table:table-cell>
          <table:table-cell table:style-name="ce9" office:value-type="float" office:value="94811475" calcext:value-type="float">
            <text:p>94811475</text:p>
          </table:table-cell>
          <table:table-cell table:formula="of:=[.O5]/1024/1024" office:value-type="float" office:value="90.4192686080933" calcext:value-type="float">
            <text:p>90.4192686080933</text:p>
          </table:table-cell>
        </table:table-row>
        <table:table-row table:style-name="ro1">
          <table:table-cell office:value-type="string" calcext:value-type="string">
            <text:p>Tue Aug <text:s/>9 20:28:18 2022</text:p>
          </table:table-cell>
          <table:table-cell office:value-type="float" office:value="65536" calcext:value-type="float">
            <text:p>65536</text:p>
          </table:table-cell>
          <table:table-cell table:formula="of:=[.B6]/1024" office:value-type="float" office:value="64" calcext:value-type="float">
            <text:p>64</text:p>
          </table:table-cell>
          <table:table-cell office:value-type="string" calcext:value-type="string">
            <text:p>Lambda</text:p>
          </table:table-cell>
          <table:table-cell office:value-type="float" office:value="35.9347" calcext:value-type="float">
            <text:p>35.93</text:p>
          </table:table-cell>
          <table:table-cell office:value-type="float" office:value="1660091299234" calcext:value-type="float">
            <text:p>1660091299234</text:p>
          </table:table-cell>
          <table:table-cell office:value-type="float" office:value="1660091353435" calcext:value-type="float">
            <text:p>1660091353435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22.77" calcext:value-type="float">
            <text:p>3622.77</text:p>
          </table:table-cell>
          <table:table-cell office:value-type="float" office:value="621486" calcext:value-type="float">
            <text:p>621486</text:p>
          </table:table-cell>
          <table:table-cell table:formula="of:=[.L6]*512/1024*0.0000167/1000+[.J6]*0.2/1000000+[.I6]*0.4/1000000+[.K6]/1024*0.05" office:value-type="float" office:value="0.18211367450625" calcext:value-type="float">
            <text:p>0.1821</text:p>
          </table:table-cell>
          <table:table-cell table:formula="of:=[.L6]/[.J6]" office:value-type="float" office:value="22195.9285714286" calcext:value-type="float">
            <text:p>22195.9285714286</text:p>
          </table:table-cell>
          <table:table-cell table:style-name="ce9" office:value-type="float" office:value="235785714" calcext:value-type="float">
            <text:p>235785714</text:p>
          </table:table-cell>
          <table:table-cell table:formula="of:=[.O6]/1024/1024" office:value-type="float" office:value="224.86277961731" calcext:value-type="float">
            <text:p>224.86277961731</text:p>
          </table:table-cell>
        </table:table-row>
        <table:table-row table:style-name="ro1">
          <table:table-cell office:value-type="string" calcext:value-type="string">
            <text:p>Tue Aug <text:s/>9 20:29:22 2022</text:p>
          </table:table-cell>
          <table:table-cell office:value-type="float" office:value="65536" calcext:value-type="float">
            <text:p>65536</text:p>
          </table:table-cell>
          <table:table-cell table:formula="of:=[.B7]/1024" office:value-type="float" office:value="64" calcext:value-type="float">
            <text:p>64</text:p>
          </table:table-cell>
          <table:table-cell office:value-type="string" calcext:value-type="string">
            <text:p>Lambda</text:p>
          </table:table-cell>
          <table:table-cell office:value-type="float" office:value="36.4165" calcext:value-type="float">
            <text:p>36.42</text:p>
          </table:table-cell>
          <table:table-cell office:value-type="float" office:value="1660091362662" calcext:value-type="float">
            <text:p>1660091362662</text:p>
          </table:table-cell>
          <table:table-cell office:value-type="float" office:value="1660091415237" calcext:value-type="float">
            <text:p>1660091415237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22.77" calcext:value-type="float">
            <text:p>3622.77</text:p>
          </table:table-cell>
          <table:table-cell office:value-type="float" office:value="600441" calcext:value-type="float">
            <text:p>600441</text:p>
          </table:table-cell>
          <table:table-cell table:formula="of:=[.L7]*512/1024*0.0000167/1000+[.J7]*0.2/1000000+[.I7]*0.4/1000000+[.K7]/1024*0.05" office:value-type="float" office:value="0.18193794875625" calcext:value-type="float">
            <text:p>0.1819</text:p>
          </table:table-cell>
          <table:table-cell table:formula="of:=[.L7]/[.J7]" office:value-type="float" office:value="21444.3214285714" calcext:value-type="float">
            <text:p>21444.3214285714</text:p>
          </table:table-cell>
          <table:table-cell table:style-name="ce9" office:value-type="float" office:value="237750000" calcext:value-type="float">
            <text:p>237750000</text:p>
          </table:table-cell>
          <table:table-cell table:formula="of:=[.O7]/1024/1024" office:value-type="float" office:value="226.736068725586" calcext:value-type="float">
            <text:p>226.736068725586</text:p>
          </table:table-cell>
        </table:table-row>
        <table:table-row table:style-name="ro1">
          <table:table-cell office:value-type="string" calcext:value-type="string">
            <text:p>Tue Aug <text:s/>9 20:30:26 2022</text:p>
          </table:table-cell>
          <table:table-cell office:value-type="float" office:value="65536" calcext:value-type="float">
            <text:p>65536</text:p>
          </table:table-cell>
          <table:table-cell table:formula="of:=[.B8]/1024" office:value-type="float" office:value="64" calcext:value-type="float">
            <text:p>64</text:p>
          </table:table-cell>
          <table:table-cell office:value-type="string" calcext:value-type="string">
            <text:p>Lambda</text:p>
          </table:table-cell>
          <table:table-cell office:value-type="float" office:value="36.6927" calcext:value-type="float">
            <text:p>36.69</text:p>
          </table:table-cell>
          <table:table-cell office:value-type="float" office:value="1660091426784" calcext:value-type="float">
            <text:p>1660091426784</text:p>
          </table:table-cell>
          <table:table-cell office:value-type="float" office:value="1660091482060" calcext:value-type="float">
            <text:p>1660091482060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22.77" calcext:value-type="float">
            <text:p>3622.77</text:p>
          </table:table-cell>
          <table:table-cell office:value-type="float" office:value="594979" calcext:value-type="float">
            <text:p>594979</text:p>
          </table:table-cell>
          <table:table-cell table:formula="of:=[.L8]*512/1024*0.0000167/1000+[.J8]*0.2/1000000+[.I8]*0.4/1000000+[.K8]/1024*0.05" office:value-type="float" office:value="0.18189234105625" calcext:value-type="float">
            <text:p>0.1819</text:p>
          </table:table-cell>
          <table:table-cell table:formula="of:=[.L8]/[.J8]" office:value-type="float" office:value="21249.25" calcext:value-type="float">
            <text:p>21249.25</text:p>
          </table:table-cell>
          <table:table-cell table:style-name="ce9" office:value-type="float" office:value="239642857" calcext:value-type="float">
            <text:p>239642857</text:p>
          </table:table-cell>
          <table:table-cell table:formula="of:=[.O8]/1024/1024" office:value-type="float" office:value="228.541237831116" calcext:value-type="float">
            <text:p>228.541237831116</text:p>
          </table:table-cell>
        </table:table-row>
        <table:table-row table:style-name="ro1">
          <table:table-cell office:value-type="string" calcext:value-type="string">
            <text:p>Tue Aug <text:s/>9 20:31:29 2022</text:p>
          </table:table-cell>
          <table:table-cell office:value-type="float" office:value="4096" calcext:value-type="float">
            <text:p>4096</text:p>
          </table:table-cell>
          <table:table-cell table:formula="of:=[.B9]/1024" office:value-type="float" office:value="4" calcext:value-type="float">
            <text:p>4</text:p>
          </table:table-cell>
          <table:table-cell office:value-type="string" calcext:value-type="string">
            <text:p>Lambda</text:p>
          </table:table-cell>
          <table:table-cell office:value-type="float" office:value="36.0224" calcext:value-type="float">
            <text:p>36.02</text:p>
          </table:table-cell>
          <table:table-cell office:value-type="float" office:value="1660091489977" calcext:value-type="float">
            <text:p>1660091489977</text:p>
          </table:table-cell>
          <table:table-cell office:value-type="float" office:value="1660091545087" calcext:value-type="float">
            <text:p>1660091545087</text:p>
          </table:table-cell>
          <table:table-cell office:value-type="float" office:value="124" calcext:value-type="float">
            <text:p>124</text:p>
          </table:table-cell>
          <table:table-cell office:value-type="float" office:value="1024" calcext:value-type="float">
            <text:p>1024</text:p>
          </table:table-cell>
          <table:table-cell office:value-type="float" office:value="124" calcext:value-type="float">
            <text:p>124</text:p>
          </table:table-cell>
          <table:table-cell office:value-type="float" office:value="3622.77" calcext:value-type="float">
            <text:p>3622.77</text:p>
          </table:table-cell>
          <table:table-cell office:value-type="float" office:value="48538" calcext:value-type="float">
            <text:p>48538</text:p>
          </table:table-cell>
          <table:table-cell table:formula="of:=[.L9]*512/1024*0.0000167/1000+[.J9]*0.2/1000000+[.I9]*0.4/1000000+[.K9]/1024*0.05" office:value-type="float" office:value="0.17773275870625" calcext:value-type="float">
            <text:p>0.1777</text:p>
          </table:table-cell>
          <table:table-cell table:formula="of:=[.L9]/[.J9]" office:value-type="float" office:value="391.435483870968" calcext:value-type="float">
            <text:p>391.435483870968</text:p>
          </table:table-cell>
          <table:table-cell table:style-name="ce9" office:value-type="float" office:value="137750000" calcext:value-type="float">
            <text:p>137750000</text:p>
          </table:table-cell>
          <table:table-cell table:formula="of:=[.O9]/1024/1024" office:value-type="float" office:value="131.368637084961" calcext:value-type="float">
            <text:p>131.368637084961</text:p>
          </table:table-cell>
        </table:table-row>
        <table:table-row table:style-name="ro1">
          <table:table-cell office:value-type="string" calcext:value-type="string">
            <text:p>Tue Aug <text:s/>9 20:32:33 2022</text:p>
          </table:table-cell>
          <table:table-cell office:value-type="float" office:value="16384" calcext:value-type="float">
            <text:p>16384</text:p>
          </table:table-cell>
          <table:table-cell table:formula="of:=[.B10]/1024" office:value-type="float" office:value="16" calcext:value-type="float">
            <text:p>16</text:p>
          </table:table-cell>
          <table:table-cell office:value-type="string" calcext:value-type="string">
            <text:p>Lambda</text:p>
          </table:table-cell>
          <table:table-cell office:value-type="float" office:value="36.2703" calcext:value-type="float">
            <text:p>36.27</text:p>
          </table:table-cell>
          <table:table-cell office:value-type="float" office:value="1660091553784" calcext:value-type="float">
            <text:p>1660091553784</text:p>
          </table:table-cell>
          <table:table-cell office:value-type="float" office:value="1660091607085" calcext:value-type="float">
            <text:p>1660091607085</text:p>
          </table:table-cell>
          <table:table-cell office:value-type="float" office:value="60" calcext:value-type="float">
            <text:p>60</text:p>
          </table:table-cell>
          <table:table-cell office:value-type="float" office:value="256" calcext:value-type="float">
            <text:p>256</text:p>
          </table:table-cell>
          <table:table-cell office:value-type="float" office:value="60" calcext:value-type="float">
            <text:p>60</text:p>
          </table:table-cell>
          <table:table-cell office:value-type="float" office:value="3622.77" calcext:value-type="float">
            <text:p>3622.77</text:p>
          </table:table-cell>
          <table:table-cell office:value-type="float" office:value="75282" calcext:value-type="float">
            <text:p>75282</text:p>
          </table:table-cell>
          <table:table-cell table:formula="of:=[.L10]*512/1024*0.0000167/1000+[.J10]*0.2/1000000+[.I10]*0.4/1000000+[.K10]/1024*0.05" office:value-type="float" office:value="0.17763607110625" calcext:value-type="float">
            <text:p>0.1776</text:p>
          </table:table-cell>
          <table:table-cell table:formula="of:=[.L10]/[.J10]" office:value-type="float" office:value="1254.7" calcext:value-type="float">
            <text:p>1254.7</text:p>
          </table:table-cell>
          <table:table-cell table:style-name="ce9" office:value-type="float" office:value="156500000" calcext:value-type="float">
            <text:p>156500000</text:p>
          </table:table-cell>
          <table:table-cell table:formula="of:=[.O10]/1024/1024" office:value-type="float" office:value="149.250030517578" calcext:value-type="float">
            <text:p>149.250030517578</text:p>
          </table:table-cell>
        </table:table-row>
        <table:table-row table:style-name="ro1">
          <table:table-cell office:value-type="string" calcext:value-type="string">
            <text:p>Tue Aug <text:s/>9 20:33:37 2022</text:p>
          </table:table-cell>
          <table:table-cell office:value-type="float" office:value="16384" calcext:value-type="float">
            <text:p>16384</text:p>
          </table:table-cell>
          <table:table-cell table:formula="of:=[.B11]/1024" office:value-type="float" office:value="16" calcext:value-type="float">
            <text:p>16</text:p>
          </table:table-cell>
          <table:table-cell office:value-type="string" calcext:value-type="string">
            <text:p>Lambda</text:p>
          </table:table-cell>
          <table:table-cell office:value-type="float" office:value="36.0909" calcext:value-type="float">
            <text:p>36.09</text:p>
          </table:table-cell>
          <table:table-cell office:value-type="float" office:value="1660091617809" calcext:value-type="float">
            <text:p>1660091617809</text:p>
          </table:table-cell>
          <table:table-cell office:value-type="float" office:value="1660091669792" calcext:value-type="float">
            <text:p>1660091669792</text:p>
          </table:table-cell>
          <table:table-cell office:value-type="float" office:value="60" calcext:value-type="float">
            <text:p>60</text:p>
          </table:table-cell>
          <table:table-cell office:value-type="float" office:value="256" calcext:value-type="float">
            <text:p>256</text:p>
          </table:table-cell>
          <table:table-cell office:value-type="float" office:value="60" calcext:value-type="float">
            <text:p>60</text:p>
          </table:table-cell>
          <table:table-cell office:value-type="float" office:value="3622.77" calcext:value-type="float">
            <text:p>3622.77</text:p>
          </table:table-cell>
          <table:table-cell office:value-type="float" office:value="59244" calcext:value-type="float">
            <text:p>59244</text:p>
          </table:table-cell>
          <table:table-cell table:formula="of:=[.L11]*512/1024*0.0000167/1000+[.J11]*0.2/1000000+[.I11]*0.4/1000000+[.K11]/1024*0.05" office:value-type="float" office:value="0.17750215380625" calcext:value-type="float">
            <text:p>0.1775</text:p>
          </table:table-cell>
          <table:table-cell table:formula="of:=[.L11]/[.J11]" office:value-type="float" office:value="987.4" calcext:value-type="float">
            <text:p>987.4</text:p>
          </table:table-cell>
          <table:table-cell table:style-name="ce9" office:value-type="float" office:value="151916666" calcext:value-type="float">
            <text:p>151916666</text:p>
          </table:table-cell>
          <table:table-cell table:formula="of:=[.O11]/1024/1024" office:value-type="float" office:value="144.879022598267" calcext:value-type="float">
            <text:p>144.879022598267</text:p>
          </table:table-cell>
        </table:table-row>
        <table:table-row table:style-name="ro1">
          <table:table-cell office:value-type="string" calcext:value-type="string">
            <text:p>Tue Aug <text:s/>9 20:34:40 2022</text:p>
          </table:table-cell>
          <table:table-cell office:value-type="float" office:value="64" calcext:value-type="float">
            <text:p>64</text:p>
          </table:table-cell>
          <table:table-cell table:formula="of:=[.B12]/1024" office:value-type="float" office:value="0.0625" calcext:value-type="float">
            <text:p>0.0625</text:p>
          </table:table-cell>
          <table:table-cell office:value-type="string" calcext:value-type="string">
            <text:p>Lambda</text:p>
          </table:table-cell>
          <table:table-cell office:value-type="float" office:value="37.7383" calcext:value-type="float">
            <text:p>37.74</text:p>
          </table:table-cell>
          <table:table-cell office:value-type="float" office:value="1660091680541" calcext:value-type="float">
            <text:p>1660091680541</text:p>
          </table:table-cell>
          <table:table-cell office:value-type="float" office:value="1660091734081" calcext:value-type="float">
            <text:p>1660091734081</text:p>
          </table:table-cell>
          <table:table-cell office:value-type="float" office:value="964" calcext:value-type="float">
            <text:p>964</text:p>
          </table:table-cell>
          <table:table-cell office:value-type="float" office:value="58564" calcext:value-type="float">
            <text:p>58564</text:p>
          </table:table-cell>
          <table:table-cell office:value-type="float" office:value="964" calcext:value-type="float">
            <text:p>964</text:p>
          </table:table-cell>
          <table:table-cell office:value-type="float" office:value="3622.77" calcext:value-type="float">
            <text:p>3622.77</text:p>
          </table:table-cell>
          <table:table-cell office:value-type="float" office:value="226918" calcext:value-type="float">
            <text:p>226918</text:p>
          </table:table-cell>
          <table:table-cell table:formula="of:=[.L12]*512/1024*0.0000167/1000+[.J12]*0.2/1000000+[.I12]*0.4/1000000+[.K12]/1024*0.05" office:value-type="float" office:value="0.20240623170625" calcext:value-type="float">
            <text:p>0.2024</text:p>
          </table:table-cell>
          <table:table-cell table:formula="of:=[.L12]/[.J12]" office:value-type="float" office:value="235.392116182573" calcext:value-type="float">
            <text:p>235.392116182573</text:p>
          </table:table-cell>
          <table:table-cell table:style-name="ce9" office:value-type="float" office:value="97926348" calcext:value-type="float">
            <text:p>97926348</text:p>
          </table:table-cell>
          <table:table-cell table:formula="of:=[.O12]/1024/1024" office:value-type="float" office:value="93.3898429870606" calcext:value-type="float">
            <text:p>93.3898429870606</text:p>
          </table:table-cell>
        </table:table-row>
        <table:table-row table:style-name="ro1">
          <table:table-cell office:value-type="string" calcext:value-type="string">
            <text:p>Tue Aug <text:s/>9 20:35:43 2022</text:p>
          </table:table-cell>
          <table:table-cell office:value-type="float" office:value="64" calcext:value-type="float">
            <text:p>64</text:p>
          </table:table-cell>
          <table:table-cell table:formula="of:=[.B13]/1024" office:value-type="float" office:value="0.0625" calcext:value-type="float">
            <text:p>0.0625</text:p>
          </table:table-cell>
          <table:table-cell office:value-type="string" calcext:value-type="string">
            <text:p>Lambda</text:p>
          </table:table-cell>
          <table:table-cell office:value-type="float" office:value="37.581" calcext:value-type="float">
            <text:p>37.58</text:p>
          </table:table-cell>
          <table:table-cell office:value-type="float" office:value="1660091744168" calcext:value-type="float">
            <text:p>1660091744168</text:p>
          </table:table-cell>
          <table:table-cell office:value-type="float" office:value="1660091801443" calcext:value-type="float">
            <text:p>1660091801443</text:p>
          </table:table-cell>
          <table:table-cell office:value-type="float" office:value="964" calcext:value-type="float">
            <text:p>964</text:p>
          </table:table-cell>
          <table:table-cell office:value-type="float" office:value="58564" calcext:value-type="float">
            <text:p>58564</text:p>
          </table:table-cell>
          <table:table-cell office:value-type="float" office:value="964" calcext:value-type="float">
            <text:p>964</text:p>
          </table:table-cell>
          <table:table-cell office:value-type="float" office:value="3622.77" calcext:value-type="float">
            <text:p>3622.77</text:p>
          </table:table-cell>
          <table:table-cell office:value-type="float" office:value="176440" calcext:value-type="float">
            <text:p>176440</text:p>
          </table:table-cell>
          <table:table-cell table:formula="of:=[.L13]*512/1024*0.0000167/1000+[.J13]*0.2/1000000+[.I13]*0.4/1000000+[.K13]/1024*0.05" office:value-type="float" office:value="0.20198474040625" calcext:value-type="float">
            <text:p>0.2020</text:p>
          </table:table-cell>
          <table:table-cell table:formula="of:=[.L13]/[.J13]" office:value-type="float" office:value="183.029045643154" calcext:value-type="float">
            <text:p>183.029045643154</text:p>
          </table:table-cell>
          <table:table-cell table:style-name="ce9" office:value-type="float" office:value="101107883" calcext:value-type="float">
            <text:p>101107883</text:p>
          </table:table-cell>
          <table:table-cell table:formula="of:=[.O13]/1024/1024" office:value-type="float" office:value="96.4239912033081" calcext:value-type="float">
            <text:p>96.4239912033081</text:p>
          </table:table-cell>
        </table:table-row>
        <table:table-row table:style-name="ro1">
          <table:table-cell office:value-type="string" calcext:value-type="string">
            <text:p>Tue Aug <text:s/>9 20:36:47 2022</text:p>
          </table:table-cell>
          <table:table-cell office:value-type="float" office:value="1024" calcext:value-type="float">
            <text:p>1024</text:p>
          </table:table-cell>
          <table:table-cell table:formula="of:=[.B14]/1024" office:value-type="float" office:value="1" calcext:value-type="float">
            <text:p>1</text:p>
          </table:table-cell>
          <table:table-cell office:value-type="string" calcext:value-type="string">
            <text:p>Lambda</text:p>
          </table:table-cell>
          <table:table-cell office:value-type="float" office:value="40.2256" calcext:value-type="float">
            <text:p>40.23</text:p>
          </table:table-cell>
          <table:table-cell office:value-type="float" office:value="1660091807585" calcext:value-type="float">
            <text:p>1660091807585</text:p>
          </table:table-cell>
          <table:table-cell office:value-type="float" office:value="1660091866584" calcext:value-type="float">
            <text:p>1660091866584</text:p>
          </table:table-cell>
          <table:table-cell office:value-type="float" office:value="244" calcext:value-type="float">
            <text:p>244</text:p>
          </table:table-cell>
          <table:table-cell office:value-type="float" office:value="3844" calcext:value-type="float">
            <text:p>3844</text:p>
          </table:table-cell>
          <table:table-cell office:value-type="float" office:value="244" calcext:value-type="float">
            <text:p>244</text:p>
          </table:table-cell>
          <table:table-cell office:value-type="float" office:value="3622.77" calcext:value-type="float">
            <text:p>3622.77</text:p>
          </table:table-cell>
          <table:table-cell office:value-type="float" office:value="56924" calcext:value-type="float">
            <text:p>56924</text:p>
          </table:table-cell>
          <table:table-cell table:formula="of:=[.L14]*512/1024*0.0000167/1000+[.J14]*0.2/1000000+[.I14]*0.4/1000000+[.K14]/1024*0.05" office:value-type="float" office:value="0.17895478180625" calcext:value-type="float">
            <text:p>0.1790</text:p>
          </table:table-cell>
          <table:table-cell table:formula="of:=[.L14]/[.J14]" office:value-type="float" office:value="233.295081967213" calcext:value-type="float">
            <text:p>233.295081967213</text:p>
          </table:table-cell>
          <table:table-cell table:style-name="ce9" office:value-type="float" office:value="81967213" calcext:value-type="float">
            <text:p>81967213</text:p>
          </table:table-cell>
          <table:table-cell table:formula="of:=[.O14]/1024/1024" office:value-type="float" office:value="78.1700258255005" calcext:value-type="float">
            <text:p>78.1700258255005</text:p>
          </table:table-cell>
        </table:table-row>
        <table:table-row table:style-name="ro1">
          <table:table-cell office:value-type="string" calcext:value-type="string">
            <text:p>Tue Aug <text:s/>9 20:37:50 2022</text:p>
          </table:table-cell>
          <table:table-cell office:value-type="float" office:value="64" calcext:value-type="float">
            <text:p>64</text:p>
          </table:table-cell>
          <table:table-cell table:formula="of:=[.B15]/1024" office:value-type="float" office:value="0.0625" calcext:value-type="float">
            <text:p>0.0625</text:p>
          </table:table-cell>
          <table:table-cell office:value-type="string" calcext:value-type="string">
            <text:p>Lambda</text:p>
          </table:table-cell>
          <table:table-cell office:value-type="float" office:value="38.0417" calcext:value-type="float">
            <text:p>38.04</text:p>
          </table:table-cell>
          <table:table-cell office:value-type="float" office:value="1660091871084" calcext:value-type="float">
            <text:p>1660091871084</text:p>
          </table:table-cell>
          <table:table-cell office:value-type="float" office:value="1660091924936" calcext:value-type="float">
            <text:p>1660091924936</text:p>
          </table:table-cell>
          <table:table-cell office:value-type="float" office:value="964" calcext:value-type="float">
            <text:p>964</text:p>
          </table:table-cell>
          <table:table-cell office:value-type="float" office:value="58564" calcext:value-type="float">
            <text:p>58564</text:p>
          </table:table-cell>
          <table:table-cell office:value-type="float" office:value="964" calcext:value-type="float">
            <text:p>964</text:p>
          </table:table-cell>
          <table:table-cell office:value-type="float" office:value="3622.77" calcext:value-type="float">
            <text:p>3622.77</text:p>
          </table:table-cell>
          <table:table-cell office:value-type="float" office:value="179293" calcext:value-type="float">
            <text:p>179293</text:p>
          </table:table-cell>
          <table:table-cell table:formula="of:=[.L15]*512/1024*0.0000167/1000+[.J15]*0.2/1000000+[.I15]*0.4/1000000+[.K15]/1024*0.05" office:value-type="float" office:value="0.20200856295625" calcext:value-type="float">
            <text:p>0.2020</text:p>
          </table:table-cell>
          <table:table-cell table:formula="of:=[.L15]/[.J15]" office:value-type="float" office:value="185.988589211618" calcext:value-type="float">
            <text:p>185.988589211618</text:p>
          </table:table-cell>
          <table:table-cell table:style-name="ce9" office:value-type="float" office:value="103106846" calcext:value-type="float">
            <text:p>103106846</text:p>
          </table:table-cell>
          <table:table-cell table:formula="of:=[.O15]/1024/1024" office:value-type="float" office:value="98.3303508758545" calcext:value-type="float">
            <text:p>98.3303508758545</text:p>
          </table:table-cell>
        </table:table-row>
        <table:table-row table:style-name="ro1">
          <table:table-cell office:value-type="string" calcext:value-type="string">
            <text:p>Tue Aug <text:s/>9 20:38:54 2022</text:p>
          </table:table-cell>
          <table:table-cell office:value-type="float" office:value="16384" calcext:value-type="float">
            <text:p>16384</text:p>
          </table:table-cell>
          <table:table-cell table:formula="of:=[.B16]/1024" office:value-type="float" office:value="16" calcext:value-type="float">
            <text:p>16</text:p>
          </table:table-cell>
          <table:table-cell office:value-type="string" calcext:value-type="string">
            <text:p>Lambda</text:p>
          </table:table-cell>
          <table:table-cell office:value-type="float" office:value="36.0644" calcext:value-type="float">
            <text:p>36.06</text:p>
          </table:table-cell>
          <table:table-cell office:value-type="float" office:value="1660091934976" calcext:value-type="float">
            <text:p>1660091934976</text:p>
          </table:table-cell>
          <table:table-cell office:value-type="float" office:value="1660091989509" calcext:value-type="float">
            <text:p>1660091989509</text:p>
          </table:table-cell>
          <table:table-cell office:value-type="float" office:value="60" calcext:value-type="float">
            <text:p>60</text:p>
          </table:table-cell>
          <table:table-cell office:value-type="float" office:value="256" calcext:value-type="float">
            <text:p>256</text:p>
          </table:table-cell>
          <table:table-cell office:value-type="float" office:value="60" calcext:value-type="float">
            <text:p>60</text:p>
          </table:table-cell>
          <table:table-cell office:value-type="float" office:value="3622.77" calcext:value-type="float">
            <text:p>3622.77</text:p>
          </table:table-cell>
          <table:table-cell office:value-type="float" office:value="55074" calcext:value-type="float">
            <text:p>55074</text:p>
          </table:table-cell>
          <table:table-cell table:formula="of:=[.L16]*512/1024*0.0000167/1000+[.J16]*0.2/1000000+[.I16]*0.4/1000000+[.K16]/1024*0.05" office:value-type="float" office:value="0.17746733430625" calcext:value-type="float">
            <text:p>0.1775</text:p>
          </table:table-cell>
          <table:table-cell table:formula="of:=[.L16]/[.J16]" office:value-type="float" office:value="917.9" calcext:value-type="float">
            <text:p>917.9</text:p>
          </table:table-cell>
          <table:table-cell table:style-name="ce9" office:value-type="float" office:value="117600000" calcext:value-type="float">
            <text:p>117600000</text:p>
          </table:table-cell>
          <table:table-cell table:formula="of:=[.O16]/1024/1024" office:value-type="float" office:value="112.152099609375" calcext:value-type="float">
            <text:p>112.152099609375</text:p>
          </table:table-cell>
        </table:table-row>
        <table:table-row table:style-name="ro1">
          <table:table-cell office:value-type="string" calcext:value-type="string">
            <text:p>Tue Aug <text:s/>9 20:39:58 2022</text:p>
          </table:table-cell>
          <table:table-cell office:value-type="float" office:value="4096" calcext:value-type="float">
            <text:p>4096</text:p>
          </table:table-cell>
          <table:table-cell table:formula="of:=[.B17]/1024" office:value-type="float" office:value="4" calcext:value-type="float">
            <text:p>4</text:p>
          </table:table-cell>
          <table:table-cell office:value-type="string" calcext:value-type="string">
            <text:p>Lambda</text:p>
          </table:table-cell>
          <table:table-cell office:value-type="float" office:value="37.7641" calcext:value-type="float">
            <text:p>37.76</text:p>
          </table:table-cell>
          <table:table-cell office:value-type="float" office:value="1660091998333" calcext:value-type="float">
            <text:p>1660091998333</text:p>
          </table:table-cell>
          <table:table-cell office:value-type="float" office:value="1660092052684" calcext:value-type="float">
            <text:p>1660092052684</text:p>
          </table:table-cell>
          <table:table-cell office:value-type="float" office:value="124" calcext:value-type="float">
            <text:p>124</text:p>
          </table:table-cell>
          <table:table-cell office:value-type="float" office:value="1024" calcext:value-type="float">
            <text:p>1024</text:p>
          </table:table-cell>
          <table:table-cell office:value-type="float" office:value="124" calcext:value-type="float">
            <text:p>124</text:p>
          </table:table-cell>
          <table:table-cell office:value-type="float" office:value="3622.77" calcext:value-type="float">
            <text:p>3622.77</text:p>
          </table:table-cell>
          <table:table-cell office:value-type="float" office:value="48929" calcext:value-type="float">
            <text:p>48929</text:p>
          </table:table-cell>
          <table:table-cell table:formula="of:=[.L17]*512/1024*0.0000167/1000+[.J17]*0.2/1000000+[.I17]*0.4/1000000+[.K17]/1024*0.05" office:value-type="float" office:value="0.17773602355625" calcext:value-type="float">
            <text:p>0.1777</text:p>
          </table:table-cell>
          <table:table-cell table:formula="of:=[.L17]/[.J17]" office:value-type="float" office:value="394.588709677419" calcext:value-type="float">
            <text:p>394.588709677419</text:p>
          </table:table-cell>
          <table:table-cell table:style-name="ce9" office:value-type="float" office:value="122443548" calcext:value-type="float">
            <text:p>122443548</text:p>
          </table:table-cell>
          <table:table-cell table:formula="of:=[.O17]/1024/1024" office:value-type="float" office:value="116.771266937256" calcext:value-type="float">
            <text:p>116.771266937256</text:p>
          </table:table-cell>
        </table:table-row>
        <table:table-row table:style-name="ro1">
          <table:table-cell office:value-type="string" calcext:value-type="string">
            <text:p>Tue Aug <text:s/>9 20:41:01 2022</text:p>
          </table:table-cell>
          <table:table-cell office:value-type="float" office:value="256" calcext:value-type="float">
            <text:p>256</text:p>
          </table:table-cell>
          <table:table-cell table:formula="of:=[.B18]/1024" office:value-type="float" office:value="0.25" calcext:value-type="float">
            <text:p>0.25</text:p>
          </table:table-cell>
          <table:table-cell office:value-type="string" calcext:value-type="string">
            <text:p>Lambda</text:p>
          </table:table-cell>
          <table:table-cell office:value-type="float" office:value="36.2863" calcext:value-type="float">
            <text:p>36.29</text:p>
          </table:table-cell>
          <table:table-cell office:value-type="float" office:value="1660092062150" calcext:value-type="float">
            <text:p>1660092062150</text:p>
          </table:table-cell>
          <table:table-cell office:value-type="float" office:value="1660092116510" calcext:value-type="float">
            <text:p>1660092116510</text:p>
          </table:table-cell>
          <table:table-cell office:value-type="float" office:value="484" calcext:value-type="float">
            <text:p>484</text:p>
          </table:table-cell>
          <table:table-cell office:value-type="float" office:value="14884" calcext:value-type="float">
            <text:p>14884</text:p>
          </table:table-cell>
          <table:table-cell office:value-type="float" office:value="484" calcext:value-type="float">
            <text:p>484</text:p>
          </table:table-cell>
          <table:table-cell office:value-type="float" office:value="3622.77" calcext:value-type="float">
            <text:p>3622.77</text:p>
          </table:table-cell>
          <table:table-cell office:value-type="float" office:value="104315" calcext:value-type="float">
            <text:p>104315</text:p>
          </table:table-cell>
          <table:table-cell table:formula="of:=[.L18]*512/1024*0.0000167/1000+[.J18]*0.2/1000000+[.I18]*0.4/1000000+[.K18]/1024*0.05" office:value-type="float" office:value="0.18381449665625" calcext:value-type="float">
            <text:p>0.1838</text:p>
          </table:table-cell>
          <table:table-cell table:formula="of:=[.L18]/[.J18]" office:value-type="float" office:value="215.526859504132" calcext:value-type="float">
            <text:p>215.526859504132</text:p>
          </table:table-cell>
          <table:table-cell table:style-name="ce9" office:value-type="float" office:value="119530991" calcext:value-type="float">
            <text:p>119530991</text:p>
          </table:table-cell>
          <table:table-cell table:formula="of:=[.O18]/1024/1024" office:value-type="float" office:value="113.993636131287" calcext:value-type="float">
            <text:p>113.993636131287</text:p>
          </table:table-cell>
        </table:table-row>
        <table:table-row table:style-name="ro1">
          <table:table-cell office:value-type="string" calcext:value-type="string">
            <text:p>Tue Aug <text:s/>9 20:42:05 2022</text:p>
          </table:table-cell>
          <table:table-cell office:value-type="float" office:value="1024" calcext:value-type="float">
            <text:p>1024</text:p>
          </table:table-cell>
          <table:table-cell table:formula="of:=[.B19]/1024" office:value-type="float" office:value="1" calcext:value-type="float">
            <text:p>1</text:p>
          </table:table-cell>
          <table:table-cell office:value-type="string" calcext:value-type="string">
            <text:p>Lambda</text:p>
          </table:table-cell>
          <table:table-cell office:value-type="float" office:value="36.0225" calcext:value-type="float">
            <text:p>36.02</text:p>
          </table:table-cell>
          <table:table-cell office:value-type="float" office:value="1660092125467" calcext:value-type="float">
            <text:p>1660092125467</text:p>
          </table:table-cell>
          <table:table-cell office:value-type="float" office:value="1660092180052" calcext:value-type="float">
            <text:p>1660092180052</text:p>
          </table:table-cell>
          <table:table-cell office:value-type="float" office:value="244" calcext:value-type="float">
            <text:p>244</text:p>
          </table:table-cell>
          <table:table-cell office:value-type="float" office:value="3844" calcext:value-type="float">
            <text:p>3844</text:p>
          </table:table-cell>
          <table:table-cell office:value-type="float" office:value="244" calcext:value-type="float">
            <text:p>244</text:p>
          </table:table-cell>
          <table:table-cell office:value-type="float" office:value="3622.77" calcext:value-type="float">
            <text:p>3622.77</text:p>
          </table:table-cell>
          <table:table-cell office:value-type="float" office:value="56619" calcext:value-type="float">
            <text:p>56619</text:p>
          </table:table-cell>
          <table:table-cell table:formula="of:=[.L19]*512/1024*0.0000167/1000+[.J19]*0.2/1000000+[.I19]*0.4/1000000+[.K19]/1024*0.05" office:value-type="float" office:value="0.17895223505625" calcext:value-type="float">
            <text:p>0.1790</text:p>
          </table:table-cell>
          <table:table-cell table:formula="of:=[.L19]/[.J19]" office:value-type="float" office:value="232.045081967213" calcext:value-type="float">
            <text:p>232.045081967213</text:p>
          </table:table-cell>
          <table:table-cell table:style-name="ce9" office:value-type="float" office:value="101504098" calcext:value-type="float">
            <text:p>101504098</text:p>
          </table:table-cell>
          <table:table-cell table:formula="of:=[.O19]/1024/1024" office:value-type="float" office:value="96.801851272583" calcext:value-type="float">
            <text:p>96.801851272583</text:p>
          </table:table-cell>
        </table:table-row>
        <table:table-row table:style-name="ro1" table:number-rows-repeated="104855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ivot Table_out-q1_1" table:style-name="ta1"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4"/>
          <table:table-cell table:style-name="ce23" office:value-type="string" calcext:value-type="string">
            <text:p>Data</text:p>
          </table:table-cell>
          <table:table-cell table:style-name="ce30" table:number-columns-repeated="3"/>
          <table:table-cell table:style-name="ce47"/>
          <table:table-cell/>
        </table:table-row>
        <table:table-row table:style-name="ro1">
          <table:table-cell table:style-name="ce5" office:value-type="string" calcext:value-type="string">
            <text:p>Chunk Size</text:p>
          </table:table-cell>
          <table:table-cell table:style-name="ce24" office:value-type="string" calcext:value-type="string">
            <text:p>Average - avg lambda time (ms)</text:p>
          </table:table-cell>
          <table:table-cell table:style-name="ce31" office:value-type="string" calcext:value-type="string">
            <text:p>Average - billed duration (ms)</text:p>
          </table:table-cell>
          <table:table-cell table:style-name="ce31" office:value-type="string" calcext:value-type="string">
            <text:p>Average - avg memory (MB)</text:p>
          </table:table-cell>
          <table:table-cell table:style-name="ce31" office:value-type="string" calcext:value-type="string">
            <text:p>Average - # of request</text:p>
          </table:table-cell>
          <table:table-cell table:style-name="ce50" office:value-type="string" calcext:value-type="string">
            <text:p>Average - # of invoked lambda</text:p>
          </table:table-cell>
          <table:table-cell office:value-type="string" calcext:value-type="string">
            <text:p>Average write back size (MB)</text:p>
          </table:table-cell>
        </table:table-row>
        <table:table-row table:style-name="ro1">
          <table:table-cell table:style-name="ce6" office:value-type="float" office:value="0.0625" calcext:value-type="float">
            <text:p>0.0625</text:p>
          </table:table-cell>
          <table:table-cell table:style-name="ce25" office:value-type="float" office:value="201.469917012448" calcext:value-type="float">
            <text:p>201.47</text:p>
          </table:table-cell>
          <table:table-cell table:style-name="ce32" office:value-type="float" office:value="194217" calcext:value-type="float">
            <text:p>194,217.00</text:p>
          </table:table-cell>
          <table:table-cell table:style-name="ce32" office:value-type="float" office:value="96.048061688741" calcext:value-type="float">
            <text:p>96.05</text:p>
          </table:table-cell>
          <table:table-cell table:style-name="ce43" office:value-type="float" office:value="58564" calcext:value-type="float">
            <text:p>58564</text:p>
          </table:table-cell>
          <table:table-cell table:style-name="ce51" office:value-type="float" office:value="964" calcext:value-type="float">
            <text:p>964</text:p>
          </table:table-cell>
          <table:table-cell table:formula="of:=([.$C$14]-([.E3]-[.F3])*[.A3])/[.F3]" office:value-type="float" office:value="0.0236206094259048" calcext:value-type="float">
            <text:p>0.0236206094259048</text:p>
          </table:table-cell>
        </table:table-row>
        <table:table-row table:style-name="ro1">
          <table:table-cell table:style-name="ce17" office:value-type="float" office:value="0.25" calcext:value-type="float">
            <text:p>0.25</text:p>
          </table:table-cell>
          <table:table-cell table:style-name="ce27" office:value-type="float" office:value="229.910468319559" calcext:value-type="float">
            <text:p>229.91</text:p>
          </table:table-cell>
          <table:table-cell table:style-name="ce33" office:value-type="float" office:value="111276.666666667" calcext:value-type="float">
            <text:p>111,276.67</text:p>
          </table:table-cell>
          <table:table-cell table:style-name="ce33" office:value-type="float" office:value="97.5164823532105" calcext:value-type="float">
            <text:p>97.52</text:p>
          </table:table-cell>
          <table:table-cell table:style-name="ce44" office:value-type="float" office:value="14884" calcext:value-type="float">
            <text:p>14884</text:p>
          </table:table-cell>
          <table:table-cell table:style-name="ce52" office:value-type="float" office:value="484" calcext:value-type="float">
            <text:p>484</text:p>
          </table:table-cell>
          <table:table-cell table:formula="of:=([.$C$14]-([.E4]-[.F4])*[.A4])/[.F4]" office:value-type="float" office:value="0.0470460072036617" calcext:value-type="float">
            <text:p>0.0470460072036617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7" office:value-type="float" office:value="235.122950819672" calcext:value-type="float">
            <text:p>235.12</text:p>
          </table:table-cell>
          <table:table-cell table:style-name="ce33" office:value-type="float" office:value="57370" calcext:value-type="float">
            <text:p>57,370.00</text:p>
          </table:table-cell>
          <table:table-cell table:style-name="ce33" office:value-type="float" office:value="88.4637152353923" calcext:value-type="float">
            <text:p>88.46</text:p>
          </table:table-cell>
          <table:table-cell table:style-name="ce44" office:value-type="float" office:value="3844" calcext:value-type="float">
            <text:p>3844</text:p>
          </table:table-cell>
          <table:table-cell table:style-name="ce52" office:value-type="float" office:value="244" calcext:value-type="float">
            <text:p>244</text:p>
          </table:table-cell>
          <table:table-cell table:formula="of:=([.$C$14]-([.E5]-[.F5])*[.A5])/[.F5]" office:value-type="float" office:value="0.0933207683875913" calcext:value-type="float">
            <text:p>0.0933207683875913</text:p>
          </table:table-cell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27" office:value-type="float" office:value="396.177419354839" calcext:value-type="float">
            <text:p>396.18</text:p>
          </table:table-cell>
          <table:table-cell table:style-name="ce33" office:value-type="float" office:value="49126" calcext:value-type="float">
            <text:p>49,126.00</text:p>
          </table:table-cell>
          <table:table-cell table:style-name="ce33" office:value-type="float" office:value="111.538876533508" calcext:value-type="float">
            <text:p>111.54</text:p>
          </table:table-cell>
          <table:table-cell table:style-name="ce44" office:value-type="float" office:value="1024" calcext:value-type="float">
            <text:p>1024</text:p>
          </table:table-cell>
          <table:table-cell table:style-name="ce52" office:value-type="float" office:value="124" calcext:value-type="float">
            <text:p>124</text:p>
          </table:table-cell>
          <table:table-cell table:formula="of:=([.$C$14]-([.E6]-[.F6])*[.A6])/[.F6]" office:value-type="float" office:value="0.183631189407841" calcext:value-type="float">
            <text:p>0.183631189407841</text:p>
          </table:table-cell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27" office:value-type="float" office:value="1053.33333333333" calcext:value-type="float">
            <text:p>1,053.33</text:p>
          </table:table-cell>
          <table:table-cell table:style-name="ce33" office:value-type="float" office:value="63200" calcext:value-type="float">
            <text:p>63,200.00</text:p>
          </table:table-cell>
          <table:table-cell table:style-name="ce33" office:value-type="float" office:value="135.427050908407" calcext:value-type="float">
            <text:p>135.43</text:p>
          </table:table-cell>
          <table:table-cell table:style-name="ce44" office:value-type="float" office:value="256" calcext:value-type="float">
            <text:p>256</text:p>
          </table:table-cell>
          <table:table-cell table:style-name="ce52" office:value-type="float" office:value="60" calcext:value-type="float">
            <text:p>60</text:p>
          </table:table-cell>
          <table:table-cell table:formula="of:=([.$C$14]-([.E7]-[.F7])*[.A7])/[.F7]" office:value-type="float" office:value="8.11283779144287" calcext:value-type="float">
            <text:p>8.11283779144287</text:p>
          </table:table-cell>
        </table:table-row>
        <table:table-row table:style-name="ro1">
          <table:table-cell table:style-name="ce18" office:value-type="float" office:value="64" calcext:value-type="float">
            <text:p>64</text:p>
          </table:table-cell>
          <table:table-cell table:style-name="ce28" office:value-type="float" office:value="21629.8333333333" calcext:value-type="float">
            <text:p>21,629.83</text:p>
          </table:table-cell>
          <table:table-cell table:style-name="ce34" office:value-type="float" office:value="605635.333333333" calcext:value-type="float">
            <text:p>605,635.33</text:p>
          </table:table-cell>
          <table:table-cell table:style-name="ce34" office:value-type="float" office:value="226.713362058004" calcext:value-type="float">
            <text:p>226.71</text:p>
          </table:table-cell>
          <table:table-cell table:style-name="ce45" office:value-type="float" office:value="64" calcext:value-type="float">
            <text:p>64</text:p>
          </table:table-cell>
          <table:table-cell table:style-name="ce53" office:value-type="float" office:value="28" calcext:value-type="float">
            <text:p>28</text:p>
          </table:table-cell>
          <table:table-cell table:formula="of:=([.$C$14]-([.E8]-[.F8])*[.A8])/[.F8]" office:value-type="float" office:value="47.0989381245204" calcext:value-type="float">
            <text:p>47.0989381245204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ize (MB)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1808" calcext:value-type="float">
            <text:p>31808</text:p>
          </table:table-cell>
          <table:table-cell table:formula="of:=(([.B14]-[.A14]+1)*([.B14]-[.A14]+1))/1024/1024*4" office:value-type="float" office:value="3622.77026748657" calcext:value-type="float">
            <text:p>3622.77026748657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Chunk Size (MB)</text:p>
          </table:table-cell>
          <table:table-cell office:value-type="string" calcext:value-type="string">
            <text:p>Average write back size (MB)</text:p>
          </table:table-cell>
          <table:table-cell office:value-type="string" calcext:value-type="string">
            <text:p>Total processe data (MB)</text:p>
          </table:table-cell>
          <table:table-cell office:value-type="string" calcext:value-type="string">
            <text:p>avg lambda time (ms)</text:p>
          </table:table-cell>
          <table:table-cell table:number-columns-repeated="3"/>
        </table:table-row>
        <table:table-row table:style-name="ro1">
          <table:table-cell table:style-name="ce19" office:value-type="float" office:value="0.0625" calcext:value-type="float">
            <text:p>0.0625</text:p>
          </table:table-cell>
          <table:table-cell office:value-type="float" office:value="0.0236206094259048" calcext:value-type="float">
            <text:p>0.0236206094259048</text:p>
          </table:table-cell>
          <table:table-cell table:formula="of:=[.A20]+[.B20]" office:value-type="float" office:value="0.0861206094259048" calcext:value-type="float">
            <text:p>0.0861206094259048</text:p>
          </table:table-cell>
          <table:table-cell table:style-name="ce14" office:value-type="float" office:value="201.469917012448" calcext:value-type="float">
            <text:p>201.47</text:p>
          </table:table-cell>
          <table:table-cell table:number-columns-repeated="3"/>
        </table:table-row>
        <table:table-row table:style-name="ro1">
          <table:table-cell table:style-name="ce10" office:value-type="float" office:value="0.25" calcext:value-type="float">
            <text:p>0.25</text:p>
          </table:table-cell>
          <table:table-cell office:value-type="float" office:value="0.0470460072036617" calcext:value-type="float">
            <text:p>0.0470460072036617</text:p>
          </table:table-cell>
          <table:table-cell table:formula="of:=[.A21]+[.B21]" office:value-type="float" office:value="0.297046007203662" calcext:value-type="float">
            <text:p>0.297046007203662</text:p>
          </table:table-cell>
          <table:table-cell table:style-name="ce15" office:value-type="float" office:value="229.910468319559" calcext:value-type="float">
            <text:p>229.91</text:p>
          </table:table-cell>
          <table:table-cell table:number-columns-repeated="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0.0933207683875913" calcext:value-type="float">
            <text:p>0.0933207683875913</text:p>
          </table:table-cell>
          <table:table-cell table:formula="of:=[.A22]+[.B22]" office:value-type="float" office:value="1.09332076838759" calcext:value-type="float">
            <text:p>1.09332076838759</text:p>
          </table:table-cell>
          <table:table-cell table:style-name="ce15" office:value-type="float" office:value="235.122950819672" calcext:value-type="float">
            <text:p>235.12</text:p>
          </table:table-cell>
          <table:table-cell table:number-columns-repeated="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office:value-type="float" office:value="0.183631189407841" calcext:value-type="float">
            <text:p>0.183631189407841</text:p>
          </table:table-cell>
          <table:table-cell table:formula="of:=[.A23]+[.B23]" office:value-type="float" office:value="4.18363118940784" calcext:value-type="float">
            <text:p>4.18363118940784</text:p>
          </table:table-cell>
          <table:table-cell table:style-name="ce15" office:value-type="float" office:value="396.177419354839" calcext:value-type="float">
            <text:p>396.18</text:p>
          </table:table-cell>
          <table:table-cell table:number-columns-repeated="3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office:value-type="float" office:value="8.11283779144287" calcext:value-type="float">
            <text:p>8.11283779144287</text:p>
          </table:table-cell>
          <table:table-cell table:formula="of:=[.A24]+[.B24]" office:value-type="float" office:value="24.1128377914429" calcext:value-type="float">
            <text:p>24.1128377914429</text:p>
          </table:table-cell>
          <table:table-cell table:style-name="ce15" office:value-type="float" office:value="1053.33333333333" calcext:value-type="float">
            <text:p>1,053.33</text:p>
          </table:table-cell>
          <table:table-cell table:number-columns-repeated="3"/>
        </table:table-row>
        <table:table-row table:style-name="ro1">
          <table:table-cell table:style-name="ce11" office:value-type="float" office:value="64" calcext:value-type="float">
            <text:p>64</text:p>
          </table:table-cell>
          <table:table-cell office:value-type="float" office:value="47.0989381245204" calcext:value-type="float">
            <text:p>47.0989381245204</text:p>
          </table:table-cell>
          <table:table-cell table:formula="of:=[.A25]+[.B25]" office:value-type="float" office:value="111.09893812452" calcext:value-type="float">
            <text:p>111.09893812452</text:p>
          </table:table-cell>
          <table:table-cell table:style-name="ce16" office:value-type="float" office:value="21629.8333333333" calcext:value-type="float">
            <text:p>21,629.83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table:number-matrix-columns-spanned="2" table:number-matrix-rows-spanned="5" table:formula="of:=LINEST([.$D$20:.$D$25] ; [.$B$20:.$B$25] ; 1 ; 1)" office:value-type="float" office:value="456.300114236378" calcext:value-type="float">
            <text:p>456.300114236378</text:p>
          </table:table-cell>
          <table:table-cell office:value-type="float" office:value="-267.651771782505" calcext:value-type="float">
            <text:p>-267.651771782505</text:p>
          </table:table-cell>
          <table:table-cell table:number-columns-repeated="5"/>
        </table:table-row>
        <table:table-row table:style-name="ro1">
          <table:table-cell office:value-type="float" office:value="31.0363730773815" calcext:value-type="float">
            <text:p>31.0363730773815</text:p>
          </table:table-cell>
          <table:table-cell office:value-type="float" office:value="605.563743187762" calcext:value-type="float">
            <text:p>605.563743187762</text:p>
          </table:table-cell>
          <table:table-cell table:number-columns-repeated="5"/>
        </table:table-row>
        <table:table-row table:style-name="ro1">
          <table:table-cell office:value-type="float" office:value="0.981830733864756" calcext:value-type="float">
            <text:p>0.981830733864756</text:p>
          </table:table-cell>
          <table:table-cell office:value-type="float" office:value="1305.63161333154" calcext:value-type="float">
            <text:p>1305.63161333154</text:p>
          </table:table-cell>
          <table:table-cell table:number-columns-repeated="5"/>
        </table:table-row>
        <table:table-row table:style-name="ro1">
          <table:table-cell office:value-type="float" office:value="216.151984688083" calcext:value-type="float">
            <text:p>216.15198468808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68468648.834289" calcext:value-type="float">
            <text:p>368468648.834289</text:p>
          </table:table-cell>
          <table:table-cell office:value-type="float" office:value="6818695.63892288" calcext:value-type="float">
            <text:p>6818695.6389228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^2</text:p>
          </table:table-cell>
          <table:table-cell table:formula="of:=[.$A$34]" office:value-type="float" office:value="0.981830733864756" calcext:value-type="float">
            <text:p>0.9818307338647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[.$B$34]" office:value-type="float" office:value="1305.63161333154" calcext:value-type="float">
            <text:p>1305.63161333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servations</text:p>
          </table:table-cell>
          <table:table-cell table:formula="of:=6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usted R^2</text:p>
          </table:table-cell>
          <table:table-cell table:formula="of:=1 - (1 - [.$A$34])*([.$B$42] - 1)/([.$B$42] - [.$B$41] - 1)" office:value-type="float" office:value="0.977288417330945" calcext:value-type="float">
            <text:p>0.97728841733094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office:value-type="string" calcext:value-type="string">
            <text:p>Regression</text:p>
          </table:table-cell>
          <table:table-cell table:formula="of:=[.$B$41]" office:value-type="float" office:value="1" calcext:value-type="float">
            <text:p>1</text:p>
          </table:table-cell>
          <table:table-cell table:formula="of:=[.$A$36]" office:value-type="float" office:value="368468648.834289" calcext:value-type="float">
            <text:p>368468648.834289</text:p>
          </table:table-cell>
          <table:table-cell table:formula="of:=[.$A$36] / [.$B$47]" office:value-type="float" office:value="368468648.834289" calcext:value-type="float">
            <text:p>368468648.834289</text:p>
          </table:table-cell>
          <table:table-cell table:formula="of:=[.$A$35]" office:value-type="float" office:value="216.151984688083" calcext:value-type="float">
            <text:p>216.151984688083</text:p>
          </table:table-cell>
          <table:table-cell table:formula="of:=LEGACY.FDIST([.$A$35] ; [.$B$47] ; [.$B$35])" office:value-type="float" office:value="0.000124553353564996" calcext:value-type="float">
            <text:p>0.000124553353564996</text:p>
          </table:table-cell>
          <table:table-cell/>
        </table:table-row>
        <table:table-row table:style-name="ro1">
          <table:table-cell office:value-type="string" calcext:value-type="string">
            <text:p>Residual</text:p>
          </table:table-cell>
          <table:table-cell table:formula="of:=[.$B$35]" office:value-type="float" office:value="4" calcext:value-type="float">
            <text:p>4</text:p>
          </table:table-cell>
          <table:table-cell table:formula="of:=[.$B$36]" office:value-type="float" office:value="6818695.63892288" calcext:value-type="float">
            <text:p>6818695.63892288</text:p>
          </table:table-cell>
          <table:table-cell table:formula="of:=[.$B$36] / [.$B$35]" office:value-type="float" office:value="1704673.90973072" calcext:value-type="float">
            <text:p>1704673.909730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[.$B$47] + [.$B$35]" office:value-type="float" office:value="5" calcext:value-type="float">
            <text:p>5</text:p>
          </table:table-cell>
          <table:table-cell table:formula="of:=[.$A$36] + [.$B$36]" office:value-type="float" office:value="375287344.473212" calcext:value-type="float">
            <text:p>375287344.47321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B$51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B$51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A$32:.$B$32]; 1 ; 56 - ROW())" office:value-type="float" office:value="-267.651771782505" calcext:value-type="float">
            <text:p>-267.651771782505</text:p>
          </table:table-cell>
          <table:table-cell table:number-matrix-columns-spanned="1" table:number-matrix-rows-spanned="2" table:formula="of:=INDEX([.$A$33:.$B$33]; 1 ; 56 - ROW())" office:value-type="float" office:value="605.563743187762" calcext:value-type="float">
            <text:p>605.563743187762</text:p>
          </table:table-cell>
          <table:table-cell table:number-matrix-columns-spanned="1" table:number-matrix-rows-spanned="2" table:formula="of:=[.$B$54:.$B$55] / [.$C$54:.$C$55]" office:value-type="float" office:value="-0.441987775512374" calcext:value-type="float">
            <text:p>-0.441987775512374</text:p>
          </table:table-cell>
          <table:table-cell table:number-matrix-columns-spanned="1" table:number-matrix-rows-spanned="2" table:formula="of:=LEGACY.TDIST(ABS([.$D$54:.$D$55]) ; [.$B$35] ; 2 )" office:value-type="float" office:value="0.681342947124786" calcext:value-type="float">
            <text:p>0.681342947124786</text:p>
          </table:table-cell>
          <table:table-cell table:number-matrix-columns-spanned="1" table:number-matrix-rows-spanned="2" table:formula="of:=[.$B$54:.$B$55] - [.$C$54:.$C$55] * TINV(1 - [.$B$51] ; [.$B$35])" office:value-type="float" office:value="-1948.96626244142" calcext:value-type="float">
            <text:p>-1948.96626244142</text:p>
          </table:table-cell>
          <table:table-cell table:number-matrix-columns-spanned="1" table:number-matrix-rows-spanned="2" table:formula="of:=[.$B$54:.$B$55] + [.$C$54:.$C$55] * TINV(1 - [.$B$51] ; [.$B$35])" office:value-type="float" office:value="1413.66271887641" calcext:value-type="float">
            <text:p>1413.66271887641</text:p>
          </table:table-cell>
        </table:table-row>
        <table:table-row table:style-name="ro1">
          <table:table-cell table:formula="of:=&quot;X1&quot;" office:value-type="string" office:string-value="X1" calcext:value-type="string">
            <text:p>X1</text:p>
          </table:table-cell>
          <table:table-cell office:value-type="float" office:value="456.300114236378" calcext:value-type="float">
            <text:p>456.300114236378</text:p>
          </table:table-cell>
          <table:table-cell office:value-type="float" office:value="31.0363730773815" calcext:value-type="float">
            <text:p>31.0363730773815</text:p>
          </table:table-cell>
          <table:table-cell office:value-type="float" office:value="14.7021081715543" calcext:value-type="float">
            <text:p>14.7021081715543</text:p>
          </table:table-cell>
          <table:table-cell office:value-type="float" office:value="0.000124553353564996" calcext:value-type="float">
            <text:p>0.000124553353564996</text:p>
          </table:table-cell>
          <table:table-cell office:value-type="float" office:value="370.12932812259" calcext:value-type="float">
            <text:p>370.12932812259</text:p>
          </table:table-cell>
          <table:table-cell office:value-type="float" office:value="542.470900350167" calcext:value-type="float">
            <text:p>542.47090035016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number-matrix-columns-spanned="1" table:number-matrix-rows-spanned="6" table:formula="of:=[.$B$20:.$B$25]" office:value-type="float" office:value="0.0236206094259048" calcext:value-type="float">
            <text:p>0.0236206094259048</text:p>
          </table:table-cell>
          <table:table-cell table:number-matrix-columns-spanned="1" table:number-matrix-rows-spanned="6" table:formula="of:=MMULT([.$A$58:.$A$63] ; [.$B$55]) + [.$B$54]" office:value-type="float" office:value="-256.873685003132" calcext:value-type="float">
            <text:p>-256.873685003132</text:p>
          </table:table-cell>
          <table:table-cell table:number-matrix-columns-spanned="1" table:number-matrix-rows-spanned="6" table:formula="of:=[.$D$20:.$D$25]" office:value-type="float" office:value="201.469917012448" calcext:value-type="float">
            <text:p>201.469917012448</text:p>
          </table:table-cell>
          <table:table-cell table:number-matrix-columns-spanned="1" table:number-matrix-rows-spanned="6" table:formula="of:=[.$C$58:.$C$63] - [.$B$58:.$B$63]" office:value-type="float" office:value="458.34360201558" calcext:value-type="float">
            <text:p>458.34360201558</text:p>
          </table:table-cell>
          <table:table-cell table:style-name="ce46" table:formula="of:=[.D58]/[.C58]" office:value-type="percentage" office:value="2.27499772081239" calcext:value-type="percentage">
            <text:p>227.50%</text:p>
          </table:table-cell>
          <table:table-cell table:number-columns-repeated="2"/>
        </table:table-row>
        <table:table-row table:style-name="ro1">
          <table:table-cell office:value-type="float" office:value="0.0470460072036617" calcext:value-type="float">
            <text:p>0.0470460072036617</text:p>
          </table:table-cell>
          <table:table-cell office:value-type="float" office:value="-246.184673321109" calcext:value-type="float">
            <text:p>-246.184673321109</text:p>
          </table:table-cell>
          <table:table-cell office:value-type="float" office:value="229.910468319559" calcext:value-type="float">
            <text:p>229.910468319559</text:p>
          </table:table-cell>
          <table:table-cell office:value-type="float" office:value="476.095141640668" calcext:value-type="float">
            <text:p>476.095141640668</text:p>
          </table:table-cell>
          <table:table-cell table:style-name="ce46" table:formula="of:=[.D59]/[.C59]" office:value-type="percentage" office:value="2.07078496738535" calcext:value-type="percentage">
            <text:p>207.08%</text:p>
          </table:table-cell>
          <table:table-cell table:number-columns-repeated="2"/>
        </table:table-row>
        <table:table-row table:style-name="ro1">
          <table:table-cell office:value-type="float" office:value="0.0933207683875913" calcext:value-type="float">
            <text:p>0.0933207683875913</text:p>
          </table:table-cell>
          <table:table-cell office:value-type="float" office:value="-225.069494506621" calcext:value-type="float">
            <text:p>-225.069494506621</text:p>
          </table:table-cell>
          <table:table-cell office:value-type="float" office:value="235.122950819672" calcext:value-type="float">
            <text:p>235.122950819672</text:p>
          </table:table-cell>
          <table:table-cell office:value-type="float" office:value="460.192445326293" calcext:value-type="float">
            <text:p>460.192445326293</text:p>
          </table:table-cell>
          <table:table-cell table:style-name="ce46" table:formula="of:=[.D60]/[.C60]" office:value-type="percentage" office:value="1.95724170576286" calcext:value-type="percentage">
            <text:p>195.72%</text:p>
          </table:table-cell>
          <table:table-cell table:number-columns-repeated="2"/>
        </table:table-row>
        <table:table-row table:style-name="ro1">
          <table:table-cell office:value-type="float" office:value="0.183631189407841" calcext:value-type="float">
            <text:p>0.183631189407841</text:p>
          </table:table-cell>
          <table:table-cell office:value-type="float" office:value="-183.860839078346" calcext:value-type="float">
            <text:p>-183.860839078346</text:p>
          </table:table-cell>
          <table:table-cell office:value-type="float" office:value="396.177419354839" calcext:value-type="float">
            <text:p>396.177419354839</text:p>
          </table:table-cell>
          <table:table-cell office:value-type="float" office:value="580.038258433185" calcext:value-type="float">
            <text:p>580.038258433185</text:p>
          </table:table-cell>
          <table:table-cell table:style-name="ce46" table:formula="of:=[.D61]/[.C61]" office:value-type="percentage" office:value="1.464087123839" calcext:value-type="percentage">
            <text:p>146.41%</text:p>
          </table:table-cell>
          <table:table-cell table:number-columns-repeated="2"/>
        </table:table-row>
        <table:table-row table:style-name="ro1">
          <table:table-cell office:value-type="float" office:value="8.11283779144287" calcext:value-type="float">
            <text:p>8.11283779144287</text:p>
          </table:table-cell>
          <table:table-cell office:value-type="float" office:value="3434.23703923408" calcext:value-type="float">
            <text:p>3434.23703923408</text:p>
          </table:table-cell>
          <table:table-cell office:value-type="float" office:value="1053.33333333333" calcext:value-type="float">
            <text:p>1053.33333333333</text:p>
          </table:table-cell>
          <table:table-cell office:value-type="float" office:value="-2380.90370590075" calcext:value-type="float">
            <text:p>-2380.90370590075</text:p>
          </table:table-cell>
          <table:table-cell table:style-name="ce46" table:formula="of:=[.D62]/[.C62]" office:value-type="percentage" office:value="-2.26035161952604" calcext:value-type="percentage">
            <text:p>-226.04%</text:p>
          </table:table-cell>
          <table:table-cell table:number-columns-repeated="2"/>
        </table:table-row>
        <table:table-row table:style-name="ro1">
          <table:table-cell office:value-type="float" office:value="47.0989381245204" calcext:value-type="float">
            <text:p>47.0989381245204</text:p>
          </table:table-cell>
          <table:table-cell office:value-type="float" office:value="21223.5990748483" calcext:value-type="float">
            <text:p>21223.5990748483</text:p>
          </table:table-cell>
          <table:table-cell office:value-type="float" office:value="21629.8333333333" calcext:value-type="float">
            <text:p>21629.8333333333</text:p>
          </table:table-cell>
          <table:table-cell office:value-type="float" office:value="406.234258485027" calcext:value-type="float">
            <text:p>406.234258485027</text:p>
          </table:table-cell>
          <table:table-cell table:style-name="ce46" table:formula="of:=[.D63]/[.C63]" office:value-type="percentage" office:value="0.0187812015111086" calcext:value-type="percentage">
            <text:p>1.88%</text:p>
          </table:table-cell>
          <table:table-cell table:number-columns-repeated="2"/>
        </table:table-row>
      </table:table>
      <table:named-expressions/>
      <table:data-pilot-tables>
        <table:data-pilot-table table:name="DataPilot1" table:application-data="" table:target-range-address="'Pivot Table_out-q1_1'.A1:'Pivot Table_out-q1_1'.F8" table:buttons="'Pivot Table_out-q1_1'.A2 'Pivot Table_out-q1_1'.B1" table:grand-total="none" table:show-filter-button="false">
          <table:source-cell-range table:cell-range-address="'out-q1'.A1:'out-q1'.P1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hunk Size" table:orientation="row" table:used-hierarchy="0" table:function="auto">
            <table:data-pilot-level table:show-empty="false" calcext:repeat-item-labels="false">
              <table:data-pilot-members>
                <table:data-pilot-member table:name="0.0625" table:display="true" table:show-details="true"/>
                <table:data-pilot-member table:name="0.25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 lambda time (ms)" table:orientation="data" table:used-hierarchy="0" table:function="average">
            <table:data-pilot-level table:show-empty="false" calcext:repeat-item-labels="false">
              <table:data-pilot-members>
                <table:data-pilot-member table:name="183.029045643154" table:display="true" table:show-details="true"/>
                <table:data-pilot-member table:name="185.988589211618" table:display="true" table:show-details="true"/>
                <table:data-pilot-member table:name="205.037190082645" table:display="true" table:show-details="true"/>
                <table:data-pilot-member table:name="215.526859504132" table:display="true" table:show-details="true"/>
                <table:data-pilot-member table:name="232.045081967213" table:display="true" table:show-details="true"/>
                <table:data-pilot-member table:name="233.295081967213" table:display="true" table:show-details="true"/>
                <table:data-pilot-member table:name="235.392116182573" table:display="true" table:show-details="true"/>
                <table:data-pilot-member table:name="240.02868852459" table:display="true" table:show-details="true"/>
                <table:data-pilot-member table:name="269.167355371901" table:display="true" table:show-details="true"/>
                <table:data-pilot-member table:name="391.435483870968" table:display="true" table:show-details="true"/>
                <table:data-pilot-member table:name="394.588709677419" table:display="true" table:show-details="true"/>
                <table:data-pilot-member table:name="402.508064516129" table:display="true" table:show-details="true"/>
                <table:data-pilot-member table:name="917.9" table:display="true" table:show-details="true"/>
                <table:data-pilot-member table:name="987.4" table:display="true" table:show-details="true"/>
                <table:data-pilot-member table:name="1254.7" table:display="true" table:show-details="true"/>
                <table:data-pilot-member table:name="21249.25" table:display="true" table:show-details="true"/>
                <table:data-pilot-member table:name="21444.3214285714" table:display="true" table:show-details="true"/>
                <table:data-pilot-member table:name="22195.92857142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lled duration (ms)" table:orientation="data" table:used-hierarchy="0" table:function="average">
            <table:data-pilot-level table:show-empty="false" calcext:repeat-item-labels="false">
              <table:data-pilot-members>
                <table:data-pilot-member table:name="48538" table:display="true" table:show-details="true"/>
                <table:data-pilot-member table:name="48929" table:display="true" table:show-details="true"/>
                <table:data-pilot-member table:name="49911" table:display="true" table:show-details="true"/>
                <table:data-pilot-member table:name="55074" table:display="true" table:show-details="true"/>
                <table:data-pilot-member table:name="56619" table:display="true" table:show-details="true"/>
                <table:data-pilot-member table:name="56924" table:display="true" table:show-details="true"/>
                <table:data-pilot-member table:name="58567" table:display="true" table:show-details="true"/>
                <table:data-pilot-member table:name="59244" table:display="true" table:show-details="true"/>
                <table:data-pilot-member table:name="75282" table:display="true" table:show-details="true"/>
                <table:data-pilot-member table:name="99238" table:display="true" table:show-details="true"/>
                <table:data-pilot-member table:name="104315" table:display="true" table:show-details="true"/>
                <table:data-pilot-member table:name="130277" table:display="true" table:show-details="true"/>
                <table:data-pilot-member table:name="176440" table:display="true" table:show-details="true"/>
                <table:data-pilot-member table:name="179293" table:display="true" table:show-details="true"/>
                <table:data-pilot-member table:name="226918" table:display="true" table:show-details="true"/>
                <table:data-pilot-member table:name="594979" table:display="true" table:show-details="true"/>
                <table:data-pilot-member table:name="600441" table:display="true" table:show-details="true"/>
                <table:data-pilot-member table:name="6214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 memory (MB)" table:orientation="data" table:used-hierarchy="0" table:function="average">
            <table:data-pilot-level table:show-empty="false" calcext:repeat-item-labels="false">
              <table:data-pilot-members>
                <table:data-pilot-member table:name="78.1700258255005" table:display="true" table:show-details="true"/>
                <table:data-pilot-member table:name="86.4767255783081" table:display="true" table:show-details="true"/>
                <table:data-pilot-member table:name="86.9242610931397" table:display="true" table:show-details="true"/>
                <table:data-pilot-member table:name="90.4192686080933" table:display="true" table:show-details="true"/>
                <table:data-pilot-member table:name="91.6315498352051" table:display="true" table:show-details="true"/>
                <table:data-pilot-member table:name="93.3898429870606" table:display="true" table:show-details="true"/>
                <table:data-pilot-member table:name="96.4239912033081" table:display="true" table:show-details="true"/>
                <table:data-pilot-member table:name="96.801851272583" table:display="true" table:show-details="true"/>
                <table:data-pilot-member table:name="98.3303508758545" table:display="true" table:show-details="true"/>
                <table:data-pilot-member table:name="112.152099609375" table:display="true" table:show-details="true"/>
                <table:data-pilot-member table:name="113.993636131287" table:display="true" table:show-details="true"/>
                <table:data-pilot-member table:name="116.771266937256" table:display="true" table:show-details="true"/>
                <table:data-pilot-member table:name="131.368637084961" table:display="true" table:show-details="true"/>
                <table:data-pilot-member table:name="144.879022598267" table:display="true" table:show-details="true"/>
                <table:data-pilot-member table:name="149.250030517578" table:display="true" table:show-details="true"/>
                <table:data-pilot-member table:name="224.86277961731" table:display="true" table:show-details="true"/>
                <table:data-pilot-member table:name="226.736068725586" table:display="true" table:show-details="true"/>
                <table:data-pilot-member table:name="228.5412378311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of request" table:orientation="data" table:used-hierarchy="0" table:function="average">
            <table:data-pilot-level table:show-empty="false" calcext:repeat-item-labels="false">
              <table:data-pilot-members>
                <table:data-pilot-member table:name="64" table:display="true" table:show-details="true"/>
                <table:data-pilot-member table:name="256" table:display="true" table:show-details="true"/>
                <table:data-pilot-member table:name="1024" table:display="true" table:show-details="true"/>
                <table:data-pilot-member table:name="3844" table:display="true" table:show-details="true"/>
                <table:data-pilot-member table:name="14884" table:display="true" table:show-details="true"/>
                <table:data-pilot-member table:name="585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of invoked lambda" table:orientation="data" table:used-hierarchy="0" table:function="average">
            <table:data-pilot-level table:show-empty="false" calcext:repeat-item-labels="false">
              <table:data-pilot-members>
                <table:data-pilot-member table:name="28" table:display="true" table:show-details="true"/>
                <table:data-pilot-member table:name="60" table:display="true" table:show-details="true"/>
                <table:data-pilot-member table:name="124" table:display="true" table:show-details="true"/>
                <table:data-pilot-member table:name="244" table:display="true" table:show-details="true"/>
                <table:data-pilot-member table:name="484" table:display="true" table:show-details="true"/>
                <table:data-pilot-member table:name="9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10:56:11.45433395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15T00:16:37.428046568</dc:date>
    <meta:editing-duration>P3DT13H32M26S</meta:editing-duration>
    <meta:editing-cycles>6</meta:editing-cycles>
    <meta:generator>LibreOffice/7.2.4.1$MacOSX_X86_64 LibreOffice_project/27d75539669ac387bb498e35313b970b7fe9c4f9</meta:generator>
    <meta:document-statistic meta:table-count="2" meta:cell-count="488" meta:object-count="0"/>
    <meta:user-defined meta:name=""/>
  </office:meta>
</office:document-meta>
</file>